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462c1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462c1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2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2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2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2d74b5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4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5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5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5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2d74b5"/>
    </style:style>
    <style:style style:name="T59" style:family="text">
      <style:text-properties fo:font-size="10.00pt" fo:font-weight="normal" fo:font-family="Calibri" style:font-family-asian="Calibri" style:font-family-complex="Calibri" fo:background-color="transparent" fo:color="#2d74b5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mbria" style:font-family-asian="Cambria" style:font-family-complex="Cambria" fo:background-color="#0c203a" fo:color="#ffff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 fo:margin-left="21.30pt" fo:text-indent="-21.30pt"/>
    </style:style>
    <style:style style:name="P2" style:family="paragraph">
      <style:paragraph-properties fo:line-height="100.00%" fo:text-align="left" fo:margin-left="21.30pt" fo:text-indent="-21.30pt" fo:margin-top="0.50pt"/>
    </style:style>
    <style:style style:name="P3" style:family="paragraph">
      <style:paragraph-properties fo:line-height="100.00%" fo:text-align="left" fo:margin-left="21.30pt" fo:text-indent="-21.30pt"/>
    </style:style>
    <style:style style:name="P4" style:family="paragraph">
      <style:paragraph-properties fo:line-height="100.00%" fo:text-align="left" fo:margin-left="21.30pt" fo:text-indent="-21.30pt" fo:margin-top="0.05pt"/>
    </style:style>
    <style:style style:name="P5" style:family="paragraph">
      <style:paragraph-properties fo:line-height="100.00%" fo:text-align="left" fo:margin-left="21.30pt" fo:text-indent="-21.30p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3.30pt" fo:text-indent="-3.30pt" fo:margin-top="4.45pt"/>
    </style:style>
    <style:style style:name="P7" style:family="paragraph">
      <style:paragraph-properties fo:line-height="100.00%" fo:text-align="left" fo:margin-left="21.30pt" fo:text-indent="-21.30pt" fo:margin-top="0.55pt"/>
    </style:style>
    <style:style style:name="P8" style:family="paragraph">
      <style:paragraph-properties fo:line-height="100.00%" fo:text-align="left" fo:margin-left="21.30pt" fo:text-indent="-21.30pt" fo:margin-top="0.90pt"/>
    </style:style>
    <style:style style:name="P9" style:family="paragraph">
      <style:paragraph-properties fo:line-height="100.00%" fo:text-align="left" fo:margin-left="21.30pt" fo:text-indent="-21.30pt"/>
    </style:style>
    <style:style style:name="P10" style:family="paragraph">
      <style:paragraph-properties fo:line-height="100.00%" fo:text-align="left" fo:margin-left="21.30pt" fo:text-indent="-21.30pt" fo:margin-top="0.3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3.30pt" fo:text-indent="-3.30pt" fo:margin-top="2.90pt"/>
    </style:style>
    <style:style style:name="P12" style:family="paragraph">
      <style:paragraph-properties fo:line-height="100.00%" fo:text-align="left" fo:margin-left="3.30pt" fo:text-indent="-3.30pt" fo:margin-top="3.05pt"/>
    </style:style>
    <style:style style:name="P13" style:family="paragraph">
      <style:paragraph-properties fo:line-height="100.00%" fo:text-align="left" fo:margin-left="3.30pt" fo:text-indent="-3.30pt" fo:margin-top="3.00pt"/>
    </style:style>
    <style:style style:name="P14" style:family="paragraph">
      <style:paragraph-properties fo:line-height="100.00%" fo:text-align="left" fo:margin-left="3.30pt" fo:text-indent="-3.30pt" fo:margin-top="3.05pt"/>
    </style:style>
    <style:style style:name="P15" style:family="paragraph">
      <style:paragraph-properties fo:line-height="100.00%" fo:text-align="left" fo:margin-left="3.30pt" fo:text-indent="-3.30pt" fo:margin-top="2.90pt"/>
    </style:style>
    <style:style style:name="P16" style:family="paragraph">
      <style:paragraph-properties fo:line-height="100.00%" fo:text-align="left" fo:margin-left="3.30pt" fo:text-indent="-3.30pt" fo:margin-top="3.05pt"/>
    </style:style>
    <style:style style:name="P17" style:family="paragraph">
      <style:paragraph-properties fo:line-height="100.00%" fo:text-align="left" fo:margin-left="21.30pt" fo:text-indent="-21.30pt" fo:margin-top="0.45pt"/>
    </style:style>
    <style:style style:name="P18" style:family="paragraph">
      <style:paragraph-properties fo:line-height="100.00%" fo:text-align="left" fo:margin-left="21.30pt" fo:text-indent="-21.30pt" fo:margin-top="0.90pt"/>
    </style:style>
    <style:style style:name="P19" style:family="paragraph">
      <style:paragraph-properties fo:line-height="100.00%" fo:text-align="left" fo:margin-left="21.30pt" fo:text-indent="-21.30pt"/>
    </style:style>
    <style:style style:name="P20" style:family="paragraph">
      <style:paragraph-properties fo:line-height="100.00%" fo:text-align="left" fo:margin-left="21.30pt" fo:text-indent="-21.30pt" fo:margin-top="0.35p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3.30pt" fo:text-indent="-3.30pt" fo:margin-top="4.45pt"/>
    </style:style>
    <style:style style:name="P22" style:family="paragraph">
      <style:paragraph-properties fo:line-height="100.00%" fo:text-align="left" fo:margin-left="21.30pt" fo:text-indent="-21.30pt"/>
    </style:style>
    <style:style style:name="P23" style:family="paragraph">
      <style:paragraph-properties fo:line-height="100.00%" fo:text-align="left" fo:margin-left="21.30pt" fo:text-indent="-21.30pt" fo:margin-top="1.00pt"/>
    </style:style>
    <style:style style:name="P24" style:family="paragraph">
      <style:paragraph-properties fo:line-height="100.00%" fo:text-align="left" fo:margin-left="21.30pt" fo:text-indent="-21.3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3.30pt" fo:text-indent="-3.30pt" fo:margin-top="4.45pt"/>
    </style:style>
    <style:style style:name="P26" style:family="paragraph">
      <style:paragraph-properties fo:line-height="100.00%" fo:text-align="left" fo:margin-left="21.30pt" fo:text-indent="-21.30pt" fo:margin-top="0.15pt"/>
    </style:style>
    <style:style style:name="P27" style:family="paragraph">
      <style:paragraph-properties fo:line-height="100.00%" fo:text-align="left" fo:margin-left="21.30pt" fo:text-indent="-21.30pt" fo:margin-top="2.85pt"/>
    </style:style>
    <style:style style:name="P28" style:family="paragraph">
      <style:paragraph-properties fo:line-height="100.00%" fo:text-align="left" fo:margin-left="21.30pt" fo:text-indent="-21.30pt" fo:margin-top="1.9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left="3.30pt" fo:text-indent="-3.30pt"/>
    </style:style>
    <style:style style:name="P30" style:family="paragraph">
      <style:paragraph-properties fo:line-height="115.00%" fo:text-align="left" fo:margin-left="3.30pt" fo:text-indent="-3.30pt" fo:margin-top="1.80pt"/>
    </style:style>
    <style:style style:name="P31" style:family="paragraph">
      <style:paragraph-properties fo:line-height="100.00%" fo:text-align="left" fo:margin-left="3.30pt" fo:text-indent="-3.30pt" fo:margin-top="1.85pt"/>
    </style:style>
    <style:style style:name="P32" style:family="paragraph">
      <style:paragraph-properties fo:line-height="100.00%" fo:text-align="left" fo:margin-left="3.30pt" fo:text-indent="-3.30pt" fo:margin-top="1.80pt"/>
    </style:style>
    <style:style style:name="P33" style:family="paragraph">
      <style:paragraph-properties fo:line-height="100.00%" fo:text-align="left" fo:margin-left="21.30pt" fo:text-indent="-21.30pt" fo:margin-top="0.20pt"/>
    </style:style>
    <style:style style:name="P34" style:family="paragraph">
      <style:paragraph-properties fo:line-height="100.00%" fo:text-align="left" fo:margin-left="21.30pt" fo:text-indent="-21.30pt"/>
    </style:style>
    <style:style style:name="P35" style:family="paragraph">
      <style:paragraph-properties fo:line-height="100.00%" fo:text-align="left" fo:margin-left="21.30pt" fo:text-indent="-21.30pt" fo:margin-top="1.95pt"/>
    </style:style>
    <style:style style:name="P36" style:family="paragraph">
      <style:paragraph-properties fo:line-height="100.00%" fo:text-align="left" fo:margin-left="21.30pt" fo:text-indent="-21.30pt" fo:margin-top="2.05pt"/>
    </style:style>
    <style:style style:name="P37" style:family="paragraph">
      <style:paragraph-properties fo:line-height="100.00%" fo:text-align="left" fo:margin-left="21.30pt" fo:text-indent="-21.30pt" fo:margin-top="1.95p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 fo:margin-left="3.30pt" fo:text-indent="-3.30pt" fo:margin-top="1.80pt"/>
    </style:style>
    <style:style style:name="P39" style:family="paragraph">
      <style:paragraph-properties fo:line-height="100.00%" fo:text-align="left" fo:margin-left="21.30pt" fo:text-indent="-21.30pt"/>
    </style:style>
    <style:style style:name="P40" style:family="paragraph">
      <style:paragraph-properties fo:line-height="100.00%" fo:text-align="left" fo:margin-left="21.30pt" fo:text-indent="-21.30pt" fo:margin-top="0.15pt"/>
    </style:style>
    <style:style style:name="P41" style:family="paragraph">
      <style:paragraph-properties fo:line-height="100.00%" fo:text-align="left" fo:margin-left="21.30pt" fo:text-indent="-21.30pt" fo:margin-top="5.00pt"/>
    </style:style>
    <style:style style:name="P42" style:family="paragraph">
      <style:paragraph-properties fo:line-height="100.00%" fo:text-align="left" fo:margin-left="21.30pt" fo:text-indent="-21.30pt" fo:margin-top="0.15pt"/>
    </style:style>
    <style:style style:name="P43" style:family="paragraph">
      <style:paragraph-properties fo:line-height="100.00%" fo:text-align="left" fo:margin-left="21.30pt" fo:text-indent="-21.30pt" fo:margin-top="0.2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Vishnu Vardhan Reddy C</text:span></text:p>
      <text:p text:style-name="P2"><text:span text:style-name="T3"/></text:p>
      <text:p text:style-name="P3"><text:span text:style-name="T4">Contact: +91 9494801948</text:span></text:p>
      <text:p text:style-name="P4"><text:span text:style-name="T4">Email:<text:s/></text:span><text:a xlink:href="mailto:madhusudana.singana@gmail.com"><text:span text:style-name="T6">madhusudana.singana@gmail.com</text:span></text:a><text:span text:style-name="T7"/></text:p>
      <text:p text:style-name="P4"><text:span text:style-name="T7"/></text:p>
      <text:p text:style-name="P5"><text:span text:style-name="T8">Profile Summary</text:span></text:p>
      <text:list text:style-name="L6">
        <text:list-item>
          <text:p text:style-name="P6"><text:span text:style-name="T9">Overall 3.7 Years of professional experience in design, implementation, configuration and development of SailPoint </text:span></text:p>
        </text:list-item>
        <text:list-item>
          <text:p text:style-name="P6"><text:span text:style-name="T9">Experienced in SailPoint Identity IQ implementation and configuration for application on- boarding for different applications - AD, LDAP, JDBC, Delimited File.</text:span></text:p>
        </text:list-item>
        <text:list-item>
          <text:p text:style-name="P6"><text:span text:style-name="T9">Developed the custom rules -<text:s text:c="2"/>Connector, Aggregation and Certification Rules. </text:span></text:p>
        </text:list-item>
        <text:list-item>
          <text:p text:style-name="P6"><text:span text:style-name="T9">Developed the business processes - Multilevel Approval Workflows.</text:span></text:p>
        </text:list-item>
        <text:list-item>
          <text:p text:style-name="P6"><text:span text:style-name="T9">Developed the Custom Provisioning plans for Attributes and Access Request.</text:span></text:p>
        </text:list-item>
        <text:list-item>
          <text:p text:style-name="P6"><text:span text:style-name="T9">Extended the attributes for Identities and Applications.</text:span></text:p>
        </text:list-item>
        <text:list-item>
          <text:p text:style-name="P6"><text:span text:style-name="T9">Hands on Experience with complete user life cycle management - Joiner, Mover, Leaver</text:span></text:p>
        </text:list-item>
        <text:list-item>
          <text:p text:style-name="P6"><text:span text:style-name="T9">Created the populations for Quicklinks and Workgroups.</text:span></text:p>
        </text:list-item>
        <text:list-item>
          <text:p text:style-name="P6"><text:span text:style-name="T9">Experience in RBAC Implementation- Business and IT Role Mining.</text:span></text:p>
        </text:list-item>
        <text:list-item>
          <text:p text:style-name="P6"><text:span text:style-name="T9">Experience in Birthright Provisioning using Roles and Joiner Work Flows.</text:span></text:p>
        </text:list-item>
        <text:list-item>
          <text:p text:style-name="P6"><text:span text:style-name="T9">Worked on access certifications - Manager ,Role, Account and Entitlement Certifications.</text:span></text:p>
        </text:list-item>
        <text:list-item>
          <text:p text:style-name="P6"><text:span text:style-name="T9">Configure the Policy Violations - Advanced, Account and SOD Polices.</text:span></text:p>
        </text:list-item>
        <text:list-item>
          <text:p text:style-name="P6"><text:span text:style-name="T9">Implemented the Multi factor authentication.</text:span></text:p>
        </text:list-item>
        <text:list-item>
          <text:p text:style-name="P6"><text:span text:style-name="T9">Migrate the code from one environment to another by using SSB Tool</text:span></text:p>
        </text:list-item>
      </text:list>
      <text:p text:style-name="P7"><text:span text:style-name="T10"/></text:p>
      <text:p text:style-name="P8"><text:span text:style-name="T11">Technical Skills</text:span></text:p>
      <text:p text:style-name="P9"><text:span text:style-name="T12"/></text:p>
      <text:p text:style-name="P10"><text:span text:style-name="T12"/></text:p>
      <text:list text:style-name="L11">
        <text:list-item>
          <text:p text:style-name="P11"><text:span text:style-name="T13">IAM Products<text:tab/><text:s text:c="16"/></text:span><text:span text:style-name="T14">SailPoint IIQ, </text:span></text:p>
        </text:list-item>
        <text:list-item>
          <text:p text:style-name="P11"><text:span text:style-name="T15">Application servers<text:tab/></text:span><text:span text:style-name="T16">Apache tomcat.</text:span></text:p>
        </text:list-item>
        <text:list-item>
          <text:p text:style-name="P12"><text:span text:style-name="T17">Development Tools<text:tab/></text:span><text:span text:style-name="T18">Eclipse</text:span></text:p>
        </text:list-item>
        <text:list-item>
          <text:p text:style-name="P13"><text:span text:style-name="T19">Languages<text:tab/><text:s text:c="17"/></text:span><text:span text:style-name="T20">Java</text:span></text:p>
        </text:list-item>
        <text:list-item>
          <text:p text:style-name="P14"><text:span text:style-name="T21">Databases<text:s text:c="33"/></text:span><text:span text:style-name="T22">MySQL</text:span></text:p>
        </text:list-item>
        <text:list-item>
          <text:p text:style-name="P15"><text:span text:style-name="T23">Web technologies<text:s text:c="15"/></text:span><text:span text:style-name="T24">HTML, JSF</text:span></text:p>
        </text:list-item>
        <text:list-item>
          <text:p text:style-name="P16"><text:span text:style-name="T25">Directories<text:tab/><text:s text:c="16"/></text:span><text:span text:style-name="T26">LDAP, AD</text:span></text:p>
        </text:list-item>
      </text:list>
      <text:p text:style-name="P17"><text:span text:style-name="T27"/></text:p>
      <text:p text:style-name="P18"><text:span text:style-name="T28">Academic Qualifications</text:span></text:p>
      <text:p text:style-name="P19"><text:span text:style-name="T29"/></text:p>
      <text:p text:style-name="P20"><text:span text:style-name="T29"/></text:p>
      <text:list text:style-name="L21">
        <text:list-item>
          <text:p text:style-name="P21"><text:span text:style-name="T30">Bachelor’s degree in BSC Computer Science<text:s/></text:span><text:span text:style-name="T31">–</text:span><text:span text:style-name="T32"><text:s/>from<text:s/></text:span><text:span text:style-name="T33">Rayalaseema univercity</text:span><text:span text:style-name="T34">, Kurnool.</text:span></text:p>
        </text:list-item>
      </text:list>
      <text:p text:style-name="P22"><text:span text:style-name="T35"/></text:p>
      <text:p text:style-name="P23"><text:span text:style-name="T36">Work Experience</text:span></text:p>
      <text:p text:style-name="P24"><text:span text:style-name="T37"/></text:p>
      <text:list text:style-name="L25">
        <text:list-item>
          <text:p text:style-name="P25"><text:span text:style-name="T38">Working as a<text:s text:c="2"/>Accosiate Software Engineer in<text:s/></text:span><text:span text:style-name="T39">Webfurther India PVT LDT<text:s/></text:span><text:span text:style-name="T40">from<text:s/></text:span><text:span text:style-name="T41">jan 2020 to till date.</text:span></text:p>
        </text:list-item>
      </text:list>
      <text:p text:style-name="P26"><text:span text:style-name="T42"/></text:p>
      <text:p text:style-name="P27"><text:span text:style-name="T43">Client: State Street corporation</text:span></text:p>
      <text:p text:style-name="P28"><text:span text:style-name="T44">Role : Sailpoint Developer</text:span></text:p>
      <text:p text:style-name="P28"><text:span text:style-name="T44">Team :04</text:span></text:p>
      <text:p text:style-name="P28"><text:span text:style-name="T45">Responsibilities</text:span></text:p>
      <text:p text:style-name="P28"><text:span text:style-name="T46"/></text:p>
      <text:list text:style-name="L29">
        <text:list-item>
          <text:p text:style-name="P29"><text:span text:style-name="T47">Experience in Application-on-Boarding, RBAC, LCM, Workflow, Certification, Rules, Policy</text:span></text:p>
        </text:list-item>
        <text:list-item>
          <text:p text:style-name="P30"><text:span text:style-name="T47">Involved in implementation of Application-on-Boarding like<text:s/></text:span><text:span text:style-name="T48">Active Directory,</text:span><text:span text:style-name="T49"><text:s/>JDBC,<text:s text:c="2"/>and delimited based on business requirement.</text:span></text:p>
        </text:list-item>
        <text:list-item>
          <text:p text:style-name="P30"><text:span text:style-name="T49">Handled Create, modify, delete operations, if operation is create, creating User into<text:s/></text:span><text:span text:style-name="T50">Active Directory</text:span><text:span text:style-name="T51">, if modify, Modifying the Access, if Delete, Deleting User from<text:s/></text:span><text:span text:style-name="T52">Active Directory</text:span><text:span text:style-name="T53">. </text:span></text:p>
        </text:list-item>
        <text:list-item>
          <text:p text:style-name="P30"><text:span text:style-name="T53">Load data from target applications using account aggregation tasks and account group aggregations.</text:span></text:p>
        </text:list-item>
        <text:list-item>
          <text:p text:style-name="P30"><text:span text:style-name="T53">Native Change detection Create, modify, Delete operations for Delimited and JDBC Applications.</text:span></text:p>
        </text:list-item>
        <text:list-item>
          <text:p text:style-name="P31"><text:span text:style-name="T53">Developed Build Map rules, Pre-Iterate rules and Customization rules (Bean Shell Script).</text:span></text:p>
        </text:list-item>
        <text:list-item>
          <text:p text:style-name="P31"><text:span text:style-name="T54">Triggering custom mail notifications to manager when company or department or manager of an Identity updated in IdentityIQ</text:span></text:p>
        </text:list-item>
        <text:list-item>
          <text:p text:style-name="P31"><text:span text:style-name="T55">Design and Implementation of User Access Re-certification and Entitlements Reviews.</text:span></text:p>
        </text:list-item>
        <text:list-item>
          <text:p text:style-name="P31"><text:span text:style-name="T55">Expertise in configuring workflows and Integration for LCM events.</text:span></text:p>
        </text:list-item>
        <text:list-item>
          <text:p text:style-name="P31"><text:span text:style-name="T55">Life Cycle Events - Joiner, Mover and Leaver</text:span></text:p>
        </text:list-item>
        <text:list-item>
          <text:p text:style-name="P32"><text:span text:style-name="T55">Written a rule to Create Entitlements added them into IT Roles, these IT Roles added into Business Roles.</text:span></text:p>
        </text:list-item>
        <text:list-item>
          <text:p text:style-name="P32"><text:span text:style-name="T55">Report on Role Assignments, written a rule to fetch Identities who has assigned mentioned Business Role from yesterday to today.</text:span></text:p>
        </text:list-item>
        <text:list-item>
          <text:p text:style-name="P32"><text:span text:style-name="T55">Created the Populations and Workgroups.</text:span></text:p>
        </text:list-item>
        <text:list-item>
          <text:p text:style-name="P32"><text:span text:style-name="T55">Policy Violations - SOD Policy and Advanced Policy.</text:span></text:p>
        </text:list-item>
        <text:list-item>
          <text:p text:style-name="P32"><text:span text:style-name="T55">Configure the Access Certifications.Like manager,application owner,Entitlement owner and Membership certification</text:span></text:p>
        </text:list-item>
      </text:list>
      <text:p text:style-name="P33"><text:span text:style-name="T56"/></text:p>
      <text:p text:style-name="P34"><text:span text:style-name="T57">Client: AIG</text:span></text:p>
      <text:p text:style-name="P35"><text:span text:style-name="T58">Role : Sailpoint Developer</text:span></text:p>
      <text:p text:style-name="P35"><text:span text:style-name="T58">Team :03</text:span></text:p>
      <text:p text:style-name="P36"><text:span text:style-name="T59"><text:tab/></text:span></text:p>
      <text:p text:style-name="P37"><text:span text:style-name="T60">Responsibilities</text:span></text:p>
      <text:list text:style-name="L38">
        <text:list-item>
          <text:p text:style-name="P38"><text:span text:style-name="T61">Configured Event based on type native change detection and developed a workflow to create manual work item for create, modify, and delete operations.</text:span></text:p>
        </text:list-item>
        <text:list-item>
          <text:p text:style-name="P38"><text:span text:style-name="T61">Configured Life Cycle event of native change type to Provision and Deprovision Contractors into LDAP.</text:span></text:p>
        </text:list-item>
        <text:list-item>
          <text:p text:style-name="P38"><text:span text:style-name="T61">Handled Create, modify, delete operations, if operation is create, creating User into Ldap, if modify, Modifying the Access, if Delete, Deleting User from Ldap. </text:span></text:p>
        </text:list-item>
        <text:list-item>
          <text:p text:style-name="P38"><text:span text:style-name="T61">Picked all uncorrelated identities and did manual correlation through API.</text:span></text:p>
        </text:list-item>
        <text:list-item>
          <text:p text:style-name="P38"><text:span text:style-name="T61">Created the rules using Bean shell Script.</text:span></text:p>
        </text:list-item>
        <text:list-item>
          <text:p text:style-name="P38"><text:span text:style-name="T61">Creation of Policies depending on the Requirement.</text:span></text:p>
        </text:list-item>
        <text:list-item>
          <text:p text:style-name="P38"><text:span text:style-name="T61">Involved in Assignment of entitlements on the basis of role.</text:span></text:p>
        </text:list-item>
        <text:list-item>
          <text:p text:style-name="P38"><text:span text:style-name="T61">Involved in identity review to create identity attributes and their mappings.</text:span></text:p>
        </text:list-item>
        <text:list-item>
          <text:p text:style-name="P38"><text:span text:style-name="T61">Configure the Access Certifications.</text:span></text:p>
        </text:list-item>
        <text:list-item>
          <text:p text:style-name="P38"><text:span text:style-name="T61">Involved<text:s text:c="2"/>Identity and application risk ln certification modules,high risk identities and high risk application,</text:span></text:p>
        </text:list-item>
        <text:list-item>
          <text:p text:style-name="P38"><text:span text:style-name="T61">Worked on different types of Roles like Business Role, IT Roles in IIQ as per the clients need.</text:span></text:p>
        </text:list-item>
      </text:list>
      <text:p text:style-name="P39"><text:span text:style-name="T62"/></text:p>
      <text:p text:style-name="P40"><text:span text:style-name="T62"/></text:p>
      <text:p text:style-name="P41"><text:span text:style-name="T63">PERSONAL DETAILS<text:tab/></text:span></text:p>
      <text:p text:style-name="P42"><text:span text:style-name="T64"/></text:p>
      <text:p text:style-name="P42"><text:span text:style-name="T65">DOB<text:s text:c="19"/>: 06th July 1994</text:span></text:p>
      <text:p text:style-name="P42"><text:span text:style-name="T65">Nationality<text:s text:c="6"/>: Indian</text:span></text:p>
      <text:p text:style-name="P42"><text:span text:style-name="T65">Marital Status : Un Married</text:span></text:p>
      <text:p text:style-name="P43"><text:span text:style-name="T65">Languages<text:s text:c="9"/>: English, Telugu and Hindi </text:span></text:p>
      <text:p text:style-name="P43"><text:span text:style-name="T65">PAN<text:s text:c="22"/>: BALPV7279Q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